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office:font-face-decls>
  <office:automatic-styles>
    <style:style style:name="P1" style:family="paragraph" style:parent-style-name="Text_20_body">
      <style:paragraph-properties fo:margin-left="0in" fo:margin-right="0in" fo:margin-top="0in" fo:margin-bottom="0.1563in" style:contextual-spacing="false" fo:text-align="justify" style:justify-single-word="false" fo:orphans="2" fo:widows="2" fo:text-indent="0in" style:auto-text-indent="false" fo:padding="0in" fo:border="none"/>
      <style:text-properties fo:font-variant="normal" fo:text-transform="none" fo:color="#000000" loext:opacity="100%" style:font-name="Open Sans" fo:font-size="10.5pt" fo:letter-spacing="normal" fo:font-style="normal" fo:font-weight="normal"/>
    </style:style>
    <style:style style:name="P2" style:family="paragraph" style:parent-style-name="Text_20_body">
      <style:paragraph-properties fo:margin-left="0in" fo:margin-right="0in" fo:margin-top="0in" fo:margin-bottom="0.1563in" style:contextual-spacing="false" fo:text-align="justify" style:justify-single-word="false" fo:orphans="2" fo:widows="2" fo:text-indent="0in" style:auto-text-indent="false" fo:break-before="page" fo:padding="0in" fo:border="none"/>
      <style:text-properties fo:font-variant="normal" fo:text-transform="none" fo:color="#000000" loext:opacity="100%" style:font-name="Open Sans" fo:font-size="10.5pt" fo:letter-spacing="normal" fo:font-style="normal" fo:font-weight="normal" officeooo:paragraph-rsid="0008d0eb"/>
    </style:style>
    <style:style style:name="Sect1" style:family="section">
      <style:section-properties text:dont-balance-text-columns="false" style:editable="false">
        <style:columns fo:column-count="2" fo:column-gap="0.1791in">
          <style:column style:rel-width="32767*" fo:start-indent="0in" fo:end-indent="0.0894in"/>
          <style:column style:rel-width="32768*" fo:start-indent="0.0894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Fusce odio tortor, ultrices a fermentum vitae, vulputate a libero. Maecenas in lorem lobortis, feugiat nisi non, eleifend risus. Nunc lacus dui, ullamcorper ac molestie non, vehicula sed elit. Maecenas non mauris ultrices, porta quam nec, lobortis nisl. Aliquam ut ipsum mattis, laoreet turpis tincidunt, vestibulum felis. Cras interdum neque dui. Quisque dignissim justo eu lectus pulvinar, auctor congue nibh egestas. Praesent vulputate velit non orci laoreet, sed vehicula risus volutpat. Proin ut mauris ac elit gravida ultrices id id dolor. Nunc sed pretium turpis. Donec feugiat eleifend nulla. Aenean ut orci quam.</text:p>
      <text:p text:style-name="P1">Duis varius efficitur scelerisque. Nullam eros justo, mattis a tristique eget, pellentesque non magna. Nullam quis metus eu sapien laoreet malesuada. Cras mollis sapien ut nisi volutpat molestie. Fusce leo nunc, pretium mattis varius a, vehicula eu ipsum. Donec in eros vitae est egestas facilisis. Duis eu eros eget lectus sodales convallis. Fusce egestas mollis maximus. Mauris varius in sem eu placerat. Suspendisse id cursus erat, id vestibulum est.</text:p>
      <text:p text:style-name="P1">Nunc mattis mi justo, nec porttitor augue aliquam vel. Aenean scelerisque, enim sed elementum congue, justo ligula scelerisque elit, sed varius purus ante a justo. Aenean sodales pretium ante sed mattis. Vivamus vitae nulla et felis consectetur feugiat. Phasellus quam urna, posuere eleifend varius a, euismod eget sem. Suspendisse quam diam, interdum a enim nec, porttitor accumsan leo. Quisque et efficitur turpis. Suspendisse potenti. Nullam dolor justo, volutpat quis nulla et, lacinia faucibus tellus. Praesent sed orci dictum neque sagittis vulputate. Vivamus tempor faucibus sapien, nec porttitor neque posuere at. Proin egestas posuere malesuada. Integer vestibulum quam felis, in condimentum neque dictum nec. Fusce pharetra orci diam, sed sollicitudin risus pharetra in. Quisque interdum metus a sem pulvinar, et efficitur sem aliquet.</text:p>
      <text:p text:style-name="P1">Nam eleifend condimentum nunc sed eleifend. Proin placerat velit sapien, ut luctus augue accumsan eu. Mauris pretium est ut molestie dictum. Maecenas eget aliquam libero. Nullam porta, ipsum sit amet tristique auctor, lacus leo condimentum lorem, vel molestie diam eros tincidunt enim. Phasellus feugiat sed sapien non aliquet. Curabitur ornare lacus fermentum dui malesuada, nec sagittis felis placerat. Quisque dictum, dui nec varius aliquet, nisl felis pellentesque ipsum, nec blandit eros justo id metus. Vivamus non dui vel purus ultricies posuere vel in nibh. Sed vel magna ut odio consequat viverra. Maecenas finibus nec purus in finibus. Class aptent taciti sociosqu ad litora torquent per conubia nostra, per inceptos himenaeos. Integer sed efficitur mauris, nec finibus sem.</text:p>
      <text:p text:style-name="P1">Praesent scelerisque varius lacus. Suspendisse venenatis eleifend tellus, at lobortis lacus accumsan ac. Aenean non libero vestibulum, placerat dui ut, varius lectus. Sed euismod, massa eu rutrum ullamcorper, odio metus pellentesque mauris, sed pellentesque enim eros a magna. Nam eget volutpat mi, vel ornare odio. Donec in consectetur odio. Mauris ac sem mattis purus vehicula vulputate.</text:p>
      <text:p text:style-name="P1">Etiam molestie tortor ut nunc mollis faucibus. Praesent sed efficitur tellus. Vestibulum in scelerisque tortor. Donec ut sapien ex. Class aptent taciti sociosqu ad litora torquent per conubia nostra, per inceptos himenaeos. Vivamus in hendrerit erat. Suspendisse dapibus purus at ultricies sodales. Vestibulum diam dolor, accumsan id sem eget, condimentum dapibus risus.</text:p>
      <text:p text:style-name="P1">Proin laoreet ut nisi ac dapibus. Nunc sed purus non orci suscipit scelerisque fringilla vitae nunc. Nunc dictum tincidunt urna eget vulputate. Nullam viverra dapibus scelerisque. Nulla in rhoncus risus, id sodales erat. Suspendisse rhoncus, turpis in vestibulum tempus, risus mauris mattis quam, quis blandit erat justo ac erat. Ut tempor condimentum mi in mollis. <text:soft-page-break/>Donec vel mi ac lorem porttitor laoreet vel id velit. Vivamus ac mollis ipsum. Duis aliquet nibh vel ante porta efficitur. Nullam euismod magna a justo scelerisque, et volutpat elit commodo. Praesent fermentum, metus a sollicitudin lobortis, nisl sem lobortis arcu, eget viverra velit dolor ut dolor. Maecenas a ante in nisi laoreet volutpat sed sed dui.</text:p>
      <text:p text:style-name="P1">Quisque eu vestibulum eros. Donec at neque est. Donec maximus dui sit amet posuere feugiat. Praesent eleifend eleifend blandit. Nullam quam purus, euismod id libero sit amet, vehicula commodo ligula. Aenean scelerisque quam vel urna accumsan vulputate. Phasellus dapibus iaculis sapien sed luctus. Orci varius natoque penatibus et magnis dis parturient montes, nascetur ridiculus mus.</text:p>
      <text:p text:style-name="P1">Suspendisse ante ex, mollis et cursus condimentum, vestibulum eget diam. Vivamus rhoncus sem dolor, vitae euismod quam blandit et. Integer accumsan in nulla eget dignissim. Sed accumsan elit vitae elementum accumsan. Morbi massa nulla, dapibus non nisi sed, scelerisque luctus ante. Vivamus vehicula nisi odio, a gravida nulla rutrum sit amet. Morbi feugiat elit et nulla luctus, at condimentum eros sagittis. Nulla ac vehicula mi, vitae mollis elit. Suspendisse in pellentesque odio. Proin non risus vitae felis gravida sagittis eget ut lacus.</text:p>
      <text:p text:style-name="P1">Proin id rutrum risus. In tincidunt venenatis diam, sed luctus arcu dignissim quis. Pellentesque congue metus tempor, tincidunt tellus sit amet, venenatis ipsum. Aenean urna nulla, aliquam non aliquam ut, feugiat at erat. Cras nec condimentum sem, eget placerat leo. Sed id enim eget justo finibus ullamcorper. Mauris vitae eros ultricies, rutrum sapien eget, laoreet metus. Pellentesque ex ex, lobortis non ipsum quis, porta blandit magna. Mauris ut feugiat ipsum, nec aliquam magna.</text:p>
      <text:p text:style-name="P1">Vivamus sollicitudin volutpat convallis. Quisque magna nulla, suscipit ultrices velit eu, sollicitudin mollis urna. Cras volutpat lorem purus, vitae dictum erat suscipit eu. Donec feugiat et sem sed iaculis. Lorem ipsum dolor sit amet, consectetur adipiscing elit. Proin ultrices nisl non eros facilisis consequat. In ac nisi quis leo efficitur vehicula. Proin id ex sollicitudin, pharetra purus et, sodales lorem. Maecenas sit amet pretium arcu, quis porttitor libero. Suspendisse ac diam eu orci condimentum tempor ut non dolor. Praesent consectetur lorem at rutrum fermentum.</text:p>
      <text:p text:style-name="P1">Duis non dictum dui. Donec eget egestas ante. Vestibulum vel est quam. Class aptent taciti sociosqu ad litora torquent per conubia nostra, per inceptos himenaeos. Nam sit amet justo nisl. Praesent porttitor nisl vel tellus faucibus elementum. Aliquam aliquam leo in sapien posuere cursus. Integer mollis vel arcu vel volutpat. Donec feugiat posuere imperdiet. Donec venenatis molestie vehicula. Fusce pellentesque lorem at semper fringilla. Morbi sed nisl fermentum elit ullamcorper sollicitudin. Sed eu sodales velit. Aliquam cursus pulvinar orci, id luctus nibh semper id. Etiam eget est varius, volutpat tortor lobortis, condimentum justo. Sed fermentum sagittis lorem et venenatis.</text:p>
      <text:p text:style-name="P1">Etiam venenatis pretium bibendum. Etiam ornare tempus velit sed faucibus. Pellentesque efficitur leo in nunc gravida pretium. Sed luctus aliquet gravida. Proin pretium rhoncus pharetra. Vestibulum tristique sapien eget nibh tincidunt dapibus. Aliquam semper dolor laoreet, porta ipsum vel, tristique nibh. Maecenas condimentum tincidunt turpis, quis vestibulum urna tristique vel. Nulla pellentesque est a commodo mattis. Ut viverra felis vel lorem porta, eget porttitor leo egestas.</text:p>
      <text:section text:style-name="Sect1" text:name="Section1">
        <text:p text:style-name="P2">Maecenas quis nunc commodo, lacinia lectus at, lobortis leo. Mauris elementum eros tortor, nec interdum lectus feugiat in. Interdum et malesuada fames ac ante ipsum primis in faucibus. Etiam bibendum ante ut eros luctus mattis. Integer aliquet sapien in rhoncus consectetur. Sed consectetur, est eget molestie gravida, mi eros efficitur arcu, et iaculis magna nunc sit amet ante. Nullam est nisi, congue sit amet orci quis, efficitur convallis neque. Sed nibh ante, sagittis vel aliquet eu, ullamcorper eu neque. Fusce dapibus, arcu at cursus egestas, orci eros suscipit diam, et sagittis nisi justo sit amet mi. Etiam finibus faucibus erat, nec fermentum dolor efficitur sit amet. Mauris tempor, leo a porta dapibus, mi tortor elementum massa, eget blandit nunc elit non lorem. Vestibulum pharetra lacus urna, posuere convallis felis mollis eu. Pellentesque habitant morbi tristique senectus et netus et malesuada fames ac turpis egestas.</text:p>
        <text:p text:style-name="P1">Aenean ullamcorper, turpis quis sollicitudin commodo, elit nibh bibendum metus, nec efficitur elit lorem non leo. Nam aliquam erat elit, vitae mollis dui pulvinar vel. Proin eget urna a lectus mattis faucibus vel in justo. Ut nulla lacus, euismod id tincidunt ut, suscipit ultrices urna. Donec sit amet iaculis ante. Duis convallis suscipit augue vel blandit. Pellentesque at massa lorem. Morbi et risus dictum, consequat mi ac, pulvinar mauris. Suspendisse massa enim, rhoncus vestibulum diam nec, molestie pellentesque quam. Praesent commodo nisl et sodales aliquet. Phasellus sollicitudin erat et magna commodo egestas. Nam eu viverra lacus, eget rutrum orci. Mauris luctus a lorem sed ullamcorper. Sed venenatis fermentum tortor, vel iaculis leo pretium sed. Morbi urna velit, congue ut mollis et, ornare eget lorem. Donec quis cursus elit, eu aliquam sem.</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14:16:42.259341850</meta:creation-date>
    <dc:date>2025-03-30T14:23:23.041982102</dc:date>
    <meta:editing-duration>PT6M41S</meta:editing-duration>
    <meta:editing-cycles>1</meta:editing-cycles>
    <meta:document-statistic meta:table-count="0" meta:image-count="0" meta:object-count="0" meta:page-count="3" meta:paragraph-count="15" meta:word-count="1363" meta:character-count="9196" meta:non-whitespace-character-count="7848"/>
    <meta:generator>LibreOffice/7.3.7.2$Linux_X86_64 LibreOffice_project/30$Build-2</meta:generator>
  </office:meta>
</office:document-meta>
</file>